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1A94396AE7CE74B57D4.png" manifest:media-type="image/png"/>
  <manifest:file-entry manifest:full-path="Pictures/10000000000003200000032000086525771F9F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2a5c" draw:fill-image-width="0cm" draw:fill-image-height="0cm" draw:textarea-horizontal-align="justify" draw:textarea-vertical-align="middle" draw:auto-grow-height="false" fo:min-height="10.528cm" fo:min-width="10.27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2a5c" draw:fill-image-width="0cm" draw:fill-image-height="0cm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267cm" svg:y="5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208cm" svg:height="7.358cm" svg:x="4.448cm" svg:y="9.901cm">
          <draw:image xlink:href="Pictures/10000000000003200000032000086525771F9F36.png" xlink:type="simple" xlink:show="embed" xlink:actuate="onLoad">
            <text:p/>
          </draw:image>
        </draw:frame>
        <draw:frame draw:style-name="gr2" draw:text-style-name="P2" draw:layer="layout" svg:width="5.453cm" svg:height="5.209cm" svg:x="12.157cm" svg:y="10.425cm">
          <draw:image xlink:href="Pictures/100000000000017F000001A94396AE7CE74B57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9:31:39.685000000</meta:creation-date>
    <dc:date>2016-10-04T10:56:25.090000000</dc:date>
    <meta:editing-duration>PT6M32S</meta:editing-duration>
    <meta:editing-cycles>2</meta:editing-cycles>
    <meta:generator>LibreOffice/5.2.1.2$Windows_x86 LibreOffice_project/31dd62db80d4e60af04904455ec9c9219178d620</meta:generator>
    <meta:document-statistic meta:object-count="3"/>
  </office:meta>
</office:document-meta>
</file>